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5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38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66.36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6.8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4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23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CYW43438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string" calcext:value-type="string">
            <text:p>51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80521 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YW4343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CYW4343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CYW4343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802.11 b,g,n, Bluetooth 4.2, FM Radi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http://www.cypress.com/file/298076/downloa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AutoTr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v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unlimite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1" office:value-type="string" calcext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1" office:value-type="string" calcext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5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]" office:value-type="string" office:string-value="A1" calcext:value-type="string">
            <text:p>A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]" office:value-type="string" office:string-value="BT_UART_RXD" calcext:value-type="string">
            <text:p>BT_UART_RX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]" office:value-type="string" office:string-value="A2" calcext:value-type="string">
            <text:p>A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]" office:value-type="string" office:string-value="BT_UART_TXD" calcext:value-type="string">
            <text:p>BT_UART_TX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]" office:value-type="string" office:string-value="A5" calcext:value-type="string">
            <text:p>A5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]" office:value-type="string" office:string-value="BT_PCM_CLK/BT_I2S_CLK" calcext:value-type="string">
            <text:p>BT_PCM_CLK/BT_I2S_CLK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]" office:value-type="string" office:string-value="A6" calcext:value-type="string">
            <text:p>A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]" office:value-type="string" office:string-value="SR_VLX" calcext:value-type="string">
            <text:p>SR_VLX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]" office:value-type="string" office:string-value="A7" calcext:value-type="string">
            <text:p>A7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]" office:value-type="string" office:string-value="SR_PVSS" calcext:value-type="string">
            <text:p>SR_P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]" office:value-type="string" office:string-value="B1" calcext:value-type="string">
            <text:p>B1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]" office:value-type="string" office:string-value="BT_DEV_WAKE" calcext:value-type="string">
            <text:p>BT_DEV_WAKE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]" office:value-type="string" office:string-value="B2" calcext:value-type="string">
            <text:p>B2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]" office:value-type="string" office:string-value="BT_UART_CTS_N" calcext:value-type="string">
            <text:p>BT_UART_CTS_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]" office:value-type="string" office:string-value="B4" calcext:value-type="string">
            <text:p>B4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]" office:value-type="string" office:string-value="BT_PCM_OUT/BT_I2S_DO" calcext:value-type="string">
            <text:p>BT_PCM_OUT/BT_I2S_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9]" office:value-type="string" office:string-value="B5" calcext:value-type="string">
            <text:p>B5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]" office:value-type="string" office:string-value="BT_PCM_SYNC/BT_I2S_WS" calcext:value-type="string">
            <text:p>BT_PCM_SYNC/BT_I2S_W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0]" office:value-type="string" office:string-value="B6" calcext:value-type="string">
            <text:p>B6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]" office:value-type="string" office:string-value="PMU_AVSS" calcext:value-type="string">
            <text:p>PMU_A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1]" office:value-type="string" office:string-value="B7" calcext:value-type="string">
            <text:p>B7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]" office:value-type="string" office:string-value="SR_VBAT5V" calcext:value-type="string">
            <text:p>SR_VBAT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2]" office:value-type="string" office:string-value="C1" calcext:value-type="string">
            <text:p>C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]" office:value-type="string" office:string-value="BT_HOST_WAKE" calcext:value-type="string">
            <text:p>BT_HOST_WAKE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3]" office:value-type="string" office:string-value="C2" calcext:value-type="string">
            <text:p>C2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]" office:value-type="string" office:string-value="FM_OUT1" calcext:value-type="string">
            <text:p>FM_OUT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4]" office:value-type="string" office:string-value="C3" calcext:value-type="string">
            <text:p>C3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]" office:value-type="string" office:string-value="BT_UART_RTS_N" calcext:value-type="string">
            <text:p>BT_UART_RTS_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5]" office:value-type="string" office:string-value="C4" calcext:value-type="string">
            <text:p>C4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]" office:value-type="string" office:string-value="BT_PCM_IN/BT_I2S_DI" calcext:value-type="string">
            <text:p>BT_PCM_IN/BT_I2S_DI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6]" office:value-type="string" office:string-value="C6" calcext:value-type="string">
            <text:p>C6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]" office:value-type="string" office:string-value="VOUT_CLDO" calcext:value-type="string">
            <text:p>VOUT_C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7]" office:value-type="string" office:string-value="C7" calcext:value-type="string">
            <text:p>C7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]" office:value-type="string" office:string-value="LDO_VDD15V" calcext:value-type="string">
            <text:p>LDO_VDD1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8]" office:value-type="string" office:string-value="D2" calcext:value-type="string">
            <text:p>D2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]" office:value-type="string" office:string-value="FM_OUT2" calcext:value-type="string">
            <text:p>FM_OUT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9]" office:value-type="string" office:string-value="D3" calcext:value-type="string">
            <text:p>D3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9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0]" office:value-type="string" office:string-value="D4" calcext:value-type="string">
            <text:p>D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0]" office:value-type="string" office:string-value="VSSC" calcext:value-type="string">
            <text:p>VSS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1]" office:value-type="string" office:string-value="D6" calcext:value-type="string">
            <text:p>D6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1]" office:value-type="string" office:string-value="VOUT_LNLDO" calcext:value-type="string">
            <text:p>VOUT_LN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2]" office:value-type="string" office:string-value="E1" calcext:value-type="string">
            <text:p>E1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2]" office:value-type="string" office:string-value="FM_RF_IN" calcext:value-type="string">
            <text:p>FM_RF_I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3]" office:value-type="string" office:string-value="E2" calcext:value-type="string">
            <text:p>E2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3]" office:value-type="string" office:string-value="FM_RF_VDD" calcext:value-type="string">
            <text:p>FM_RF_VD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4]" office:value-type="string" office:string-value="E3" calcext:value-type="string">
            <text:p>E3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4]" office:value-type="string" office:string-value="FM_RF_VSS" calcext:value-type="string">
            <text:p>FM_RF_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5]" office:value-type="string" office:string-value="E6" calcext:value-type="string">
            <text:p>E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5]" office:value-type="string" office:string-value="BT_REG_ON" calcext:value-type="string">
            <text:p>BT_REG_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6]" office:value-type="string" office:string-value="E7" calcext:value-type="string">
            <text:p>E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6]" office:value-type="string" office:string-value="VOUT_3P3" calcext:value-type="string">
            <text:p>VOUT_3P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7]" office:value-type="string" office:string-value="F1" calcext:value-type="string">
            <text:p>F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7]" office:value-type="string" office:string-value="BT_VCO_VDD" calcext:value-type="string">
            <text:p>BT_VCO_VD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8]" office:value-type="string" office:string-value="F2" calcext:value-type="string">
            <text:p>F2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8]" office:value-type="string" office:string-value="BTFM_PLL_VDD" calcext:value-type="string">
            <text:p>BTFM_PLL_VD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9]" office:value-type="string" office:string-value="F5" calcext:value-type="string">
            <text:p>F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9]" office:value-type="string" office:string-value="LPO_IN" calcext:value-type="string">
            <text:p>LPO_I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0]" office:value-type="string" office:string-value="F6" calcext:value-type="string">
            <text:p>F6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0]" office:value-type="string" office:string-value="WCC_VDDIO" calcext:value-type="string">
            <text:p>WCC_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1]" office:value-type="string" office:string-value="F7" calcext:value-type="string">
            <text:p>F7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1]" office:value-type="string" office:string-value="LDO_VBAT5V" calcext:value-type="string">
            <text:p>LDO_VBAT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2]" office:value-type="string" office:string-value="G1" calcext:value-type="string">
            <text:p>G1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2]" office:value-type="string" office:string-value="BT_IF_VDD" calcext:value-type="string">
            <text:p>BT_IF_VD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3]" office:value-type="string" office:string-value="G2" calcext:value-type="string">
            <text:p>G2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3]" office:value-type="string" office:string-value="BTFM_PLL_VSS" calcext:value-type="string">
            <text:p>BTFM_PLL_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4]" office:value-type="string" office:string-value="G4" calcext:value-type="string">
            <text:p>G4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4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5]" office:value-type="string" office:string-value="G6" calcext:value-type="string">
            <text:p>G6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5]" office:value-type="string" office:string-value="WL_REG_ON" calcext:value-type="string">
            <text:p>WL_REG_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6]" office:value-type="string" office:string-value="H1" calcext:value-type="string">
            <text:p>H1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6]" office:value-type="string" office:string-value="BT_PAVDD" calcext:value-type="string">
            <text:p>BT_PAVD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7]" office:value-type="string" office:string-value="H2" calcext:value-type="string">
            <text:p>H2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7]" office:value-type="string" office:string-value="BT_IF_VSS" calcext:value-type="string">
            <text:p>BT_IF_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8]" office:value-type="string" office:string-value="H3" calcext:value-type="string">
            <text:p>H3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8]" office:value-type="string" office:string-value="BT_VCO_VSS" calcext:value-type="string">
            <text:p>BT_VCO_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9]" office:value-type="string" office:string-value="H4" calcext:value-type="string">
            <text:p>H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9]" office:value-type="string" office:string-value="WLRF_AFE_GND" calcext:value-type="string">
            <text:p>WLRF_AFE_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0]" office:value-type="string" office:string-value="H6" calcext:value-type="string">
            <text:p>H6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0]" office:value-type="string" office:string-value="GPIO_1" calcext:value-type="string">
            <text:p>GPIO_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1]" office:value-type="string" office:string-value="H7" calcext:value-type="string">
            <text:p>H7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1]" office:value-type="string" office:string-value="SDIO_DATA_1" calcext:value-type="string">
            <text:p>SDIO_DATA_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2]" office:value-type="string" office:string-value="J1" calcext:value-type="string">
            <text:p>J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2]" office:value-type="string" office:string-value="WLRF_2G_eLG" calcext:value-type="string">
            <text:p>WLRF_2G_eLG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3]" office:value-type="string" office:string-value="J2" calcext:value-type="string">
            <text:p>J2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3]" office:value-type="string" office:string-value="WLRF_LNA_GND" calcext:value-type="string">
            <text:p>WLRF_LNA_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4]" office:value-type="string" office:string-value="J3" calcext:value-type="string">
            <text:p>J3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4]" office:value-type="string" office:string-value="WLRF_GPIO" calcext:value-type="string">
            <text:p>WLRF_GP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5]" office:value-type="string" office:string-value="J5" calcext:value-type="string">
            <text:p>J5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5]" office:value-type="string" office:string-value="VSSC" calcext:value-type="string">
            <text:p>VSS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6]" office:value-type="string" office:string-value="J6" calcext:value-type="string">
            <text:p>J6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6]" office:value-type="string" office:string-value="GPIO_0" calcext:value-type="string">
            <text:p>GPIO_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7]" office:value-type="string" office:string-value="J7" calcext:value-type="string">
            <text:p>J7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7]" office:value-type="string" office:string-value="SDIO_DATA_3" calcext:value-type="string">
            <text:p>SDIO_DATA_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8]" office:value-type="string" office:string-value="K1" calcext:value-type="string">
            <text:p>K1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8]" office:value-type="string" office:string-value="WLRF_2G_RF" calcext:value-type="string">
            <text:p>WLRF_2G_RF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9]" office:value-type="string" office:string-value="K2" calcext:value-type="string">
            <text:p>K2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9]" office:value-type="string" office:string-value="WLRF_GENERAL_GND" calcext:value-type="string">
            <text:p>WLRF_GENERAL_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0]" office:value-type="string" office:string-value="K6" calcext:value-type="string">
            <text:p>K6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0]" office:value-type="string" office:string-value="SDIO_DATA_0" calcext:value-type="string">
            <text:p>SDIO_DATA_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1]" office:value-type="string" office:string-value="L2" calcext:value-type="string">
            <text:p>L2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1]" office:value-type="string" office:string-value="WLRF_PA_GND" calcext:value-type="string">
            <text:p>WLRF_PA_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2]" office:value-type="string" office:string-value="L3" calcext:value-type="string">
            <text:p>L3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2]" office:value-type="string" office:string-value="WLRF_VCO_GND" calcext:value-type="string">
            <text:p>WLRF_VCO_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3]" office:value-type="string" office:string-value="L4" calcext:value-type="string">
            <text:p>L4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3]" office:value-type="string" office:string-value="WLRF_XTAL_GND" calcext:value-type="string">
            <text:p>WLRF_XTAL_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4]" office:value-type="string" office:string-value="L5" calcext:value-type="string">
            <text:p>L5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4]" office:value-type="string" office:string-value="GPIO_2" calcext:value-type="string">
            <text:p>GPIO_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5]" office:value-type="string" office:string-value="L6" calcext:value-type="string">
            <text:p>L6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5]" office:value-type="string" office:string-value="SDIO_CMD" calcext:value-type="string">
            <text:p>SDIO_CM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6]" office:value-type="string" office:string-value="L7" calcext:value-type="string">
            <text:p>L7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6]" office:value-type="string" office:string-value="SDIO_DATA_2" calcext:value-type="string">
            <text:p>SDIO_DATA_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7]" office:value-type="string" office:string-value="M1" calcext:value-type="string">
            <text:p>M1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7]" office:value-type="string" office:string-value="WLRF_PA_VDD" calcext:value-type="string">
            <text:p>WLRF_PA_VD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8]" office:value-type="string" office:string-value="M2" calcext:value-type="string">
            <text:p>M2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8]" office:value-type="string" office:string-value="WLRF_VDD_1P35" calcext:value-type="string">
            <text:p>WLRF_VDD_1P3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9]" office:value-type="string" office:string-value="M3" calcext:value-type="string">
            <text:p>M3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9]" office:value-type="string" office:string-value="WLRF_XTAL_VDD1P2" calcext:value-type="string">
            <text:p>WLRF_XTAL_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0]" office:value-type="string" office:string-value="M4" calcext:value-type="string">
            <text:p>M4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0]" office:value-type="string" office:string-value="WLRF_XTAL_XOP" calcext:value-type="string">
            <text:p>WLRF_XTAL_XOP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1]" office:value-type="string" office:string-value="M5" calcext:value-type="string">
            <text:p>M5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1]" office:value-type="string" office:string-value="WLRF_XTAL_XON" calcext:value-type="string">
            <text:p>WLRF_XTAL_X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2]" office:value-type="string" office:string-value="M6" calcext:value-type="string">
            <text:p>M6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2]" office:value-type="string" office:string-value="CLK_REQ" calcext:value-type="string">
            <text:p>CLK_REQ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3]" office:value-type="string" office:string-value="M7" calcext:value-type="string">
            <text:p>M7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3]" office:value-type="string" office:string-value="SDIO_CLK" calcext:value-type="string">
            <text:p>SDIO_CLK</text:p>
          </table:table-cell>
          <table:table-cell table:style-name="ce13" table:number-columns-repeated="249"/>
        </table:table-row>
        <table:table-row table:style-name="ro3" table:number-rows-repeated="2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19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ce34"/>
        <table:table-column table:style-name="co4" table:default-cell-style-name="Default"/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BT_UART_RXD</text:p>
          </table:table-cell>
          <table:table-cell office:value-type="string" calcext:value-type="string">
            <text:p>–1200.006</text:p>
          </table:table-cell>
          <table:table-cell office:value-type="float" office:value="2199.996" calcext:value-type="float">
            <text:p>2200</text:p>
          </table:table-cell>
        </table:table-row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BT_UART_TXD</text:p>
          </table:table-cell>
          <table:table-cell office:value-type="string" calcext:value-type="string">
            <text:p>–799.992</text:p>
          </table:table-cell>
          <table:table-cell office:value-type="float" office:value="2199.996" calcext:value-type="float">
            <text:p>2200</text:p>
          </table:table-cell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BT_PCM_CLK/BT_I2S_CLK</text:p>
          </table:table-cell>
          <table:table-cell table:style-name="Default" office:value-type="float" office:value="399.996" calcext:value-type="float">
            <text:p>400</text:p>
          </table:table-cell>
          <table:table-cell office:value-type="float" office:value="2199.996" calcext:value-type="float">
            <text:p>2200</text:p>
          </table:table-cell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SR_VLX</text:p>
          </table:table-cell>
          <table:table-cell office:value-type="float" office:value="799.992" calcext:value-type="float">
            <text:p>799.99</text:p>
          </table:table-cell>
          <table:table-cell office:value-type="float" office:value="2199.978" calcext:value-type="float">
            <text:p>2199.98</text:p>
          </table:table-cell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SR_PVSS</text:p>
          </table:table-cell>
          <table:table-cell office:value-type="float" office:value="1199.988" calcext:value-type="float">
            <text:p>1199.99</text:p>
          </table:table-cell>
          <table:table-cell office:value-type="float" office:value="2199.978" calcext:value-type="float">
            <text:p>2199.98</text:p>
          </table:table-cell>
        </table:table-row>
        <table:table-row table:style-name="ro3">
          <table:table-cell office:value-type="string" calcext:value-type="string">
            <text:p>B1</text:p>
          </table:table-cell>
          <table:table-cell office:value-type="string" calcext:value-type="string">
            <text:p>BT_DEV_WAKE</text:p>
          </table:table-cell>
          <table:table-cell office:value-type="string" calcext:value-type="string">
            <text:p>–1200.006</text:p>
          </table:table-cell>
          <table:table-cell office:value-type="float" office:value="1800" calcext:value-type="float">
            <text:p>1800</text:p>
          </table:table-cell>
        </table:table-row>
        <table:table-row table:style-name="ro3">
          <table:table-cell office:value-type="string" calcext:value-type="string">
            <text:p>B2</text:p>
          </table:table-cell>
          <table:table-cell office:value-type="string" calcext:value-type="string">
            <text:p>BT_UART_CTS_N</text:p>
          </table:table-cell>
          <table:table-cell office:value-type="string" calcext:value-type="string">
            <text:p>–799.992</text:p>
          </table:table-cell>
          <table:table-cell office:value-type="float" office:value="1800" calcext:value-type="float">
            <text:p>1800</text:p>
          </table:table-cell>
        </table:table-row>
        <table:table-row table:style-name="ro3">
          <table:table-cell office:value-type="string" calcext:value-type="string">
            <text:p>B4</text:p>
          </table:table-cell>
          <table:table-cell office:value-type="string" calcext:value-type="string">
            <text:p>BT_PCM_OUT/BT_I2S_DO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</table:table-row>
        <table:table-row table:style-name="ro3">
          <table:table-cell office:value-type="string" calcext:value-type="string">
            <text:p>B5</text:p>
          </table:table-cell>
          <table:table-cell office:value-type="string" calcext:value-type="string">
            <text:p>BT_PCM_SYNC/BT_I2S_WS</text:p>
          </table:table-cell>
          <table:table-cell table:style-name="Default" office:value-type="float" office:value="399.996" calcext:value-type="float">
            <text:p>4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3">
          <table:table-cell office:value-type="string" calcext:value-type="string">
            <text:p>B6</text:p>
          </table:table-cell>
          <table:table-cell office:value-type="string" calcext:value-type="string">
            <text:p>PMU_AVSS</text:p>
          </table:table-cell>
          <table:table-cell office:value-type="float" office:value="799.992" calcext:value-type="float">
            <text:p>799.99</text:p>
          </table:table-cell>
          <table:table-cell office:value-type="float" office:value="1799.982" calcext:value-type="float">
            <text:p>1799.98</text:p>
          </table:table-cell>
        </table:table-row>
        <table:table-row table:style-name="ro3">
          <table:table-cell office:value-type="string" calcext:value-type="string">
            <text:p>B7</text:p>
          </table:table-cell>
          <table:table-cell office:value-type="string" calcext:value-type="string">
            <text:p>SR_VBAT5V</text:p>
          </table:table-cell>
          <table:table-cell office:value-type="float" office:value="1199.988" calcext:value-type="float">
            <text:p>1199.99</text:p>
          </table:table-cell>
          <table:table-cell office:value-type="float" office:value="1799.982" calcext:value-type="float">
            <text:p>1799.98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BT_HOST_WAKE</text:p>
          </table:table-cell>
          <table:table-cell office:value-type="string" calcext:value-type="string">
            <text:p>–1200.006</text:p>
          </table:table-cell>
          <table:table-cell office:value-type="float" office:value="1399.995" calcext:value-type="float">
            <text:p>1400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FM_OUT1</text:p>
          </table:table-cell>
          <table:table-cell office:value-type="string" calcext:value-type="string">
            <text:p>–799.992</text:p>
          </table:table-cell>
          <table:table-cell office:value-type="float" office:value="1399.986" calcext:value-type="float">
            <text:p>1399.99</text:p>
          </table:table-cell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BT_UART_RTS_N</text:p>
          </table:table-cell>
          <table:table-cell office:value-type="string" calcext:value-type="string">
            <text:p>–399.996</text:p>
          </table:table-cell>
          <table:table-cell office:value-type="float" office:value="1399.995" calcext:value-type="float">
            <text:p>1400</text:p>
          </table:table-cell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BT_PCM_IN/BT_I2S_DI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99.995" calcext:value-type="float">
            <text:p>1400</text:p>
          </table:table-cell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VOUT_CLDO</text:p>
          </table:table-cell>
          <table:table-cell office:value-type="float" office:value="799.992" calcext:value-type="float">
            <text:p>799.99</text:p>
          </table:table-cell>
          <table:table-cell office:value-type="float" office:value="1399.986" calcext:value-type="float">
            <text:p>1399.99</text:p>
          </table:table-cell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LDO_VDD15V</text:p>
          </table:table-cell>
          <table:table-cell office:value-type="float" office:value="1199.988" calcext:value-type="float">
            <text:p>1199.99</text:p>
          </table:table-cell>
          <table:table-cell office:value-type="float" office:value="1399.986" calcext:value-type="float">
            <text:p>1399.99</text:p>
          </table:table-cell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FM_OUT2</text:p>
          </table:table-cell>
          <table:table-cell office:value-type="string" calcext:value-type="string">
            <text:p>–799.992</text:p>
          </table:table-cell>
          <table:table-cell office:value-type="float" office:value="999.99" calcext:value-type="float">
            <text:p>999.99</text:p>
          </table:table-cell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–399.996</text:p>
          </table:table-cell>
          <table:table-cell office:value-type="float" office:value="999.999" calcext:value-type="float">
            <text:p>1000</text:p>
          </table:table-cell>
        </table:table-row>
        <table:table-row table:style-name="ro3">
          <table:table-cell office:value-type="string" calcext:value-type="string">
            <text:p>D4</text:p>
          </table:table-cell>
          <table:table-cell office:value-type="string" calcext:value-type="string">
            <text:p>VSSC</text:p>
          </table:table-cell>
          <table:table-cell office:value-type="float" office:value="0" calcext:value-type="float">
            <text:p>0</text:p>
          </table:table-cell>
          <table:table-cell office:value-type="float" office:value="999.999" calcext:value-type="float">
            <text:p>1000</text:p>
          </table:table-cell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VOUT_LNLDO</text:p>
          </table:table-cell>
          <table:table-cell office:value-type="float" office:value="799.992" calcext:value-type="float">
            <text:p>799.99</text:p>
          </table:table-cell>
          <table:table-cell office:value-type="float" office:value="999.99" calcext:value-type="float">
            <text:p>999.99</text:p>
          </table:table-cell>
        </table:table-row>
        <table:table-row table:style-name="ro3">
          <table:table-cell office:value-type="string" calcext:value-type="string">
            <text:p>E1</text:p>
          </table:table-cell>
          <table:table-cell office:value-type="string" calcext:value-type="string">
            <text:p>FM_RF_IN</text:p>
          </table:table-cell>
          <table:table-cell office:value-type="string" calcext:value-type="string">
            <text:p>–1199.988</text:p>
          </table:table-cell>
          <table:table-cell office:value-type="float" office:value="599.994" calcext:value-type="float">
            <text:p>599.99</text:p>
          </table:table-cell>
        </table:table-row>
        <table:table-row table:style-name="ro3">
          <table:table-cell office:value-type="string" calcext:value-type="string">
            <text:p>E2</text:p>
          </table:table-cell>
          <table:table-cell office:value-type="string" calcext:value-type="string">
            <text:p>FM_RF_VDD</text:p>
          </table:table-cell>
          <table:table-cell office:value-type="string" calcext:value-type="string">
            <text:p>–799.992</text:p>
          </table:table-cell>
          <table:table-cell office:value-type="float" office:value="599.994" calcext:value-type="float">
            <text:p>599.99</text:p>
          </table:table-cell>
        </table:table-row>
        <table:table-row table:style-name="ro3">
          <table:table-cell office:value-type="string" calcext:value-type="string">
            <text:p>E3</text:p>
          </table:table-cell>
          <table:table-cell office:value-type="string" calcext:value-type="string">
            <text:p>FM_RF_VSS</text:p>
          </table:table-cell>
          <table:table-cell office:value-type="string" calcext:value-type="string">
            <text:p>–399.996</text:p>
          </table:table-cell>
          <table:table-cell office:value-type="float" office:value="599.994" calcext:value-type="float">
            <text:p>599.99</text:p>
          </table:table-cell>
        </table:table-row>
        <table:table-row table:style-name="ro3">
          <table:table-cell office:value-type="string" calcext:value-type="string">
            <text:p>E6</text:p>
          </table:table-cell>
          <table:table-cell office:value-type="string" calcext:value-type="string">
            <text:p>BT_REG_ON</text:p>
          </table:table-cell>
          <table:table-cell office:value-type="float" office:value="799.992" calcext:value-type="float">
            <text:p>799.99</text:p>
          </table:table-cell>
          <table:table-cell office:value-type="float" office:value="599.994" calcext:value-type="float">
            <text:p>599.99</text:p>
          </table:table-cell>
        </table:table-row>
        <table:table-row table:style-name="ro3">
          <table:table-cell office:value-type="string" calcext:value-type="string">
            <text:p>E7</text:p>
          </table:table-cell>
          <table:table-cell office:value-type="string" calcext:value-type="string">
            <text:p>VOUT_3P3</text:p>
          </table:table-cell>
          <table:table-cell office:value-type="float" office:value="1199.988" calcext:value-type="float">
            <text:p>1199.99</text:p>
          </table:table-cell>
          <table:table-cell office:value-type="float" office:value="599.994" calcext:value-type="float">
            <text:p>599.99</text:p>
          </table:table-cell>
        </table:table-row>
        <table:table-row table:style-name="ro3">
          <table:table-cell office:value-type="string" calcext:value-type="string">
            <text:p>F1</text:p>
          </table:table-cell>
          <table:table-cell office:value-type="string" calcext:value-type="string">
            <text:p>BT_VCO_VDD</text:p>
          </table:table-cell>
          <table:table-cell office:value-type="string" calcext:value-type="string">
            <text:p>–1199.988</text:p>
          </table:table-cell>
          <table:table-cell office:value-type="float" office:value="199.998" calcext:value-type="float">
            <text:p>200</text:p>
          </table:table-cell>
        </table:table-row>
        <table:table-row table:style-name="ro3">
          <table:table-cell office:value-type="string" calcext:value-type="string">
            <text:p>F2</text:p>
          </table:table-cell>
          <table:table-cell office:value-type="string" calcext:value-type="string">
            <text:p>BTFM_PLL_VDD</text:p>
          </table:table-cell>
          <table:table-cell office:value-type="string" calcext:value-type="string">
            <text:p>–799.992</text:p>
          </table:table-cell>
          <table:table-cell office:value-type="float" office:value="199.998" calcext:value-type="float">
            <text:p>200</text:p>
          </table:table-cell>
        </table:table-row>
        <table:table-row table:style-name="ro3">
          <table:table-cell office:value-type="string" calcext:value-type="string">
            <text:p>F5</text:p>
          </table:table-cell>
          <table:table-cell office:value-type="string" calcext:value-type="string">
            <text:p>LPO_IN</text:p>
          </table:table-cell>
          <table:table-cell office:value-type="float" office:value="399.996" calcext:value-type="float">
            <text:p>400</text:p>
          </table:table-cell>
          <table:table-cell office:value-type="float" office:value="199.998" calcext:value-type="float">
            <text:p>200</text:p>
          </table:table-cell>
        </table:table-row>
        <table:table-row table:style-name="ro3">
          <table:table-cell office:value-type="string" calcext:value-type="string">
            <text:p>F6</text:p>
          </table:table-cell>
          <table:table-cell office:value-type="string" calcext:value-type="string">
            <text:p>WCC_VDDIO</text:p>
          </table:table-cell>
          <table:table-cell office:value-type="float" office:value="800.001" calcext:value-type="float">
            <text:p>800</text:p>
          </table:table-cell>
          <table:table-cell office:value-type="float" office:value="199.998" calcext:value-type="float">
            <text:p>200</text:p>
          </table:table-cell>
        </table:table-row>
        <table:table-row table:style-name="ro3">
          <table:table-cell office:value-type="string" calcext:value-type="string">
            <text:p>F7</text:p>
          </table:table-cell>
          <table:table-cell office:value-type="string" calcext:value-type="string">
            <text:p>LDO_VBAT5V</text:p>
          </table:table-cell>
          <table:table-cell office:value-type="float" office:value="1199.988" calcext:value-type="float">
            <text:p>1199.99</text:p>
          </table:table-cell>
          <table:table-cell office:value-type="float" office:value="199.998" calcext:value-type="float">
            <text:p>200</text:p>
          </table:table-cell>
        </table:table-row>
        <table:table-row table:style-name="ro3">
          <table:table-cell office:value-type="string" calcext:value-type="string">
            <text:p>G1</text:p>
          </table:table-cell>
          <table:table-cell office:value-type="string" calcext:value-type="string">
            <text:p>BT_IF_VDD</text:p>
          </table:table-cell>
          <table:table-cell office:value-type="string" calcext:value-type="string">
            <text:p>–1199.988</text:p>
          </table:table-cell>
          <table:table-cell table:style-name="ce34" office:value-type="string" calcext:value-type="string">
            <text:p>–199.998</text:p>
          </table:table-cell>
        </table:table-row>
        <table:table-row table:style-name="ro3">
          <table:table-cell office:value-type="string" calcext:value-type="string">
            <text:p>G2</text:p>
          </table:table-cell>
          <table:table-cell office:value-type="string" calcext:value-type="string">
            <text:p>BTFM_PLL_VSS</text:p>
          </table:table-cell>
          <table:table-cell office:value-type="string" calcext:value-type="string">
            <text:p>–799.992</text:p>
          </table:table-cell>
          <table:table-cell table:style-name="ce34" office:value-type="string" calcext:value-type="string">
            <text:p>–199.998</text:p>
          </table:table-cell>
        </table:table-row>
        <table:table-row table:style-name="ro3">
          <table:table-cell office:value-type="string" calcext:value-type="string">
            <text:p>G4</text:p>
          </table:table-cell>
          <table:table-cell office:value-type="string" calcext:value-type="string">
            <text:p>VDDC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–199.998</text:p>
          </table:table-cell>
        </table:table-row>
        <table:table-row table:style-name="ro3">
          <table:table-cell office:value-type="string" calcext:value-type="string">
            <text:p>G6</text:p>
          </table:table-cell>
          <table:table-cell office:value-type="string" calcext:value-type="string">
            <text:p>WL_REG_ON</text:p>
          </table:table-cell>
          <table:table-cell office:value-type="float" office:value="800.001" calcext:value-type="float">
            <text:p>800</text:p>
          </table:table-cell>
          <table:table-cell table:style-name="ce34" office:value-type="string" calcext:value-type="string">
            <text:p>–199.998</text:p>
          </table:table-cell>
        </table:table-row>
        <table:table-row table:style-name="ro3">
          <table:table-cell office:value-type="string" calcext:value-type="string">
            <text:p>H1</text:p>
          </table:table-cell>
          <table:table-cell office:value-type="string" calcext:value-type="string">
            <text:p>BT_PAVDD</text:p>
          </table:table-cell>
          <table:table-cell office:value-type="string" calcext:value-type="string">
            <text:p>–1199.988</text:p>
          </table:table-cell>
          <table:table-cell table:style-name="ce34" office:value-type="string" calcext:value-type="string">
            <text:p>–599.994</text:p>
          </table:table-cell>
        </table:table-row>
        <table:table-row table:style-name="ro3">
          <table:table-cell office:value-type="string" calcext:value-type="string">
            <text:p>H2</text:p>
          </table:table-cell>
          <table:table-cell office:value-type="string" calcext:value-type="string">
            <text:p>BT_IF_VSS</text:p>
          </table:table-cell>
          <table:table-cell office:value-type="string" calcext:value-type="string">
            <text:p>–799.992</text:p>
          </table:table-cell>
          <table:table-cell table:style-name="ce34" office:value-type="string" calcext:value-type="string">
            <text:p>–599.994</text:p>
          </table:table-cell>
        </table:table-row>
        <table:table-row table:style-name="ro3">
          <table:table-cell office:value-type="string" calcext:value-type="string">
            <text:p>H3</text:p>
          </table:table-cell>
          <table:table-cell office:value-type="string" calcext:value-type="string">
            <text:p>BT_VCO_VSS</text:p>
          </table:table-cell>
          <table:table-cell office:value-type="string" calcext:value-type="string">
            <text:p>–399.996</text:p>
          </table:table-cell>
          <table:table-cell table:style-name="ce34" office:value-type="string" calcext:value-type="string">
            <text:p>–599.994</text:p>
          </table:table-cell>
        </table:table-row>
        <table:table-row table:style-name="ro3">
          <table:table-cell office:value-type="string" calcext:value-type="string">
            <text:p>H4</text:p>
          </table:table-cell>
          <table:table-cell office:value-type="string" calcext:value-type="string">
            <text:p>WLRF_AFE_GND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–599.994</text:p>
          </table:table-cell>
        </table:table-row>
        <table:table-row table:style-name="ro3">
          <table:table-cell office:value-type="string" calcext:value-type="string">
            <text:p>H6</text:p>
          </table:table-cell>
          <table:table-cell office:value-type="string" calcext:value-type="string">
            <text:p>GPIO_1</text:p>
          </table:table-cell>
          <table:table-cell office:value-type="float" office:value="800.001" calcext:value-type="float">
            <text:p>800</text:p>
          </table:table-cell>
          <table:table-cell table:style-name="ce34" office:value-type="string" calcext:value-type="string">
            <text:p>–599.994</text:p>
          </table:table-cell>
        </table:table-row>
        <table:table-row table:style-name="ro3">
          <table:table-cell office:value-type="string" calcext:value-type="string">
            <text:p>H7</text:p>
          </table:table-cell>
          <table:table-cell office:value-type="string" calcext:value-type="string">
            <text:p>SDIO_DATA_1</text:p>
          </table:table-cell>
          <table:table-cell office:value-type="float" office:value="1200.006" calcext:value-type="float">
            <text:p>1200.01</text:p>
          </table:table-cell>
          <table:table-cell table:style-name="ce34" office:value-type="string" calcext:value-type="string">
            <text:p>–599.994</text:p>
          </table:table-cell>
        </table:table-row>
        <table:table-row table:style-name="ro3">
          <table:table-cell office:value-type="string" calcext:value-type="string">
            <text:p>J1</text:p>
          </table:table-cell>
          <table:table-cell office:value-type="string" calcext:value-type="string">
            <text:p>WLRF_2G_eLG</text:p>
          </table:table-cell>
          <table:table-cell office:value-type="string" calcext:value-type="string">
            <text:p>–1199.988</text:p>
          </table:table-cell>
          <table:table-cell table:style-name="ce34" office:value-type="string" calcext:value-type="string">
            <text:p>–999.99</text:p>
          </table:table-cell>
        </table:table-row>
        <table:table-row table:style-name="ro3">
          <table:table-cell office:value-type="string" calcext:value-type="string">
            <text:p>J2</text:p>
          </table:table-cell>
          <table:table-cell office:value-type="string" calcext:value-type="string">
            <text:p>WLRF_LNA_GND</text:p>
          </table:table-cell>
          <table:table-cell office:value-type="string" calcext:value-type="string">
            <text:p>–799.992</text:p>
          </table:table-cell>
          <table:table-cell table:style-name="ce34" office:value-type="string" calcext:value-type="string">
            <text:p>–999.99</text:p>
          </table:table-cell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WLRF_GPIO</text:p>
          </table:table-cell>
          <table:table-cell office:value-type="string" calcext:value-type="string">
            <text:p>–399.996</text:p>
          </table:table-cell>
          <table:table-cell table:style-name="ce34" office:value-type="string" calcext:value-type="string">
            <text:p>–999.99</text:p>
          </table:table-cell>
        </table:table-row>
        <table:table-row table:style-name="ro3">
          <table:table-cell office:value-type="string" calcext:value-type="string">
            <text:p>J5</text:p>
          </table:table-cell>
          <table:table-cell office:value-type="string" calcext:value-type="string">
            <text:p>VSSC</text:p>
          </table:table-cell>
          <table:table-cell office:value-type="float" office:value="399.996" calcext:value-type="float">
            <text:p>400</text:p>
          </table:table-cell>
          <table:table-cell table:style-name="ce34" office:value-type="string" calcext:value-type="string">
            <text:p>–999.999</text:p>
          </table:table-cell>
        </table:table-row>
        <table:table-row table:style-name="ro3">
          <table:table-cell office:value-type="string" calcext:value-type="string">
            <text:p>J6</text:p>
          </table:table-cell>
          <table:table-cell office:value-type="string" calcext:value-type="string">
            <text:p>GPIO_0</text:p>
          </table:table-cell>
          <table:table-cell office:value-type="float" office:value="800.001" calcext:value-type="float">
            <text:p>800</text:p>
          </table:table-cell>
          <table:table-cell table:style-name="ce34" office:value-type="string" calcext:value-type="string">
            <text:p>–999.999</text:p>
          </table:table-cell>
        </table:table-row>
        <table:table-row table:style-name="ro3">
          <table:table-cell office:value-type="string" calcext:value-type="string">
            <text:p>J7</text:p>
          </table:table-cell>
          <table:table-cell office:value-type="string" calcext:value-type="string">
            <text:p>SDIO_DATA_3</text:p>
          </table:table-cell>
          <table:table-cell office:value-type="float" office:value="1200.006" calcext:value-type="float">
            <text:p>1200.01</text:p>
          </table:table-cell>
          <table:table-cell table:style-name="ce34" office:value-type="string" calcext:value-type="string">
            <text:p>–999.999</text:p>
          </table:table-cell>
        </table:table-row>
        <table:table-row table:style-name="ro3">
          <table:table-cell office:value-type="string" calcext:value-type="string">
            <text:p>K1</text:p>
          </table:table-cell>
          <table:table-cell office:value-type="string" calcext:value-type="string">
            <text:p>WLRF_2G_RF</text:p>
          </table:table-cell>
          <table:table-cell office:value-type="string" calcext:value-type="string">
            <text:p>–1199.988</text:p>
          </table:table-cell>
          <table:table-cell table:style-name="ce34" office:value-type="string" calcext:value-type="string">
            <text:p>–1399.986</text:p>
          </table:table-cell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WLRF_GENERAL_GND</text:p>
          </table:table-cell>
          <table:table-cell office:value-type="string" calcext:value-type="string">
            <text:p>–799.992</text:p>
          </table:table-cell>
          <table:table-cell table:style-name="ce34" office:value-type="string" calcext:value-type="string">
            <text:p>–1399.986</text:p>
          </table:table-cell>
        </table:table-row>
        <table:table-row table:style-name="ro3">
          <table:table-cell office:value-type="string" calcext:value-type="string">
            <text:p>K6</text:p>
          </table:table-cell>
          <table:table-cell office:value-type="string" calcext:value-type="string">
            <text:p>SDIO_DATA_0</text:p>
          </table:table-cell>
          <table:table-cell office:value-type="float" office:value="800.001" calcext:value-type="float">
            <text:p>800</text:p>
          </table:table-cell>
          <table:table-cell table:style-name="ce34" office:value-type="string" calcext:value-type="string">
            <text:p>–1399.995</text:p>
          </table:table-cell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WLRF_PA_GND</text:p>
          </table:table-cell>
          <table:table-cell office:value-type="string" calcext:value-type="string">
            <text:p>–799.992</text:p>
          </table:table-cell>
          <table:table-cell table:style-name="ce34" office:value-type="string" calcext:value-type="string">
            <text:p>–1799.982</text:p>
          </table:table-cell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WLRF_VCO_GND</text:p>
          </table:table-cell>
          <table:table-cell office:value-type="string" calcext:value-type="string">
            <text:p>–399.996</text:p>
          </table:table-cell>
          <table:table-cell table:style-name="ce34" office:value-type="string" calcext:value-type="string">
            <text:p>–1799.982</text:p>
          </table:table-cell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WLRF_XTAL_GND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–1799.982</text:p>
          </table:table-cell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GPIO_2</text:p>
          </table:table-cell>
          <table:table-cell office:value-type="float" office:value="399.996" calcext:value-type="float">
            <text:p>400</text:p>
          </table:table-cell>
          <table:table-cell table:style-name="ce34" office:value-type="string" calcext:value-type="string">
            <text:p>–1799.991</text:p>
          </table:table-cell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SDIO_CMD</text:p>
          </table:table-cell>
          <table:table-cell office:value-type="float" office:value="800.001" calcext:value-type="float">
            <text:p>800</text:p>
          </table:table-cell>
          <table:table-cell table:style-name="ce34" office:value-type="string" calcext:value-type="string">
            <text:p>–1799.991</text:p>
          </table:table-cell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SDIO_DATA_2</text:p>
          </table:table-cell>
          <table:table-cell office:value-type="float" office:value="1200.006" calcext:value-type="float">
            <text:p>1200.01</text:p>
          </table:table-cell>
          <table:table-cell table:style-name="ce34" office:value-type="string" calcext:value-type="string">
            <text:p>–1799.991</text:p>
          </table:table-cell>
        </table:table-row>
        <table:table-row table:style-name="ro3">
          <table:table-cell office:value-type="string" calcext:value-type="string">
            <text:p>M1</text:p>
          </table:table-cell>
          <table:table-cell office:value-type="string" calcext:value-type="string">
            <text:p>WLRF_PA_VDD</text:p>
          </table:table-cell>
          <table:table-cell office:value-type="string" calcext:value-type="string">
            <text:p>–1199.988</text:p>
          </table:table-cell>
          <table:table-cell table:style-name="ce34" office:value-type="string" calcext:value-type="string">
            <text:p>–2199.978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WLRF_VDD_1P35</text:p>
          </table:table-cell>
          <table:table-cell office:value-type="string" calcext:value-type="string">
            <text:p>–799.992</text:p>
          </table:table-cell>
          <table:table-cell table:style-name="ce34" office:value-type="string" calcext:value-type="string">
            <text:p>–2199.978</text:p>
          </table:table-cell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WLRF_XTAL_VDD1P2</text:p>
          </table:table-cell>
          <table:table-cell office:value-type="string" calcext:value-type="string">
            <text:p>–399.996</text:p>
          </table:table-cell>
          <table:table-cell table:style-name="ce34" office:value-type="string" calcext:value-type="string">
            <text:p>–2199.978</text:p>
          </table:table-cell>
        </table:table-row>
        <table:table-row table:style-name="ro3">
          <table:table-cell office:value-type="string" calcext:value-type="string">
            <text:p>M4</text:p>
          </table:table-cell>
          <table:table-cell office:value-type="string" calcext:value-type="string">
            <text:p>WLRF_XTAL_XOP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–2199.978</text:p>
          </table:table-cell>
        </table:table-row>
        <table:table-row table:style-name="ro3">
          <table:table-cell office:value-type="string" calcext:value-type="string">
            <text:p>M5</text:p>
          </table:table-cell>
          <table:table-cell office:value-type="string" calcext:value-type="string">
            <text:p>WLRF_XTAL_XON</text:p>
          </table:table-cell>
          <table:table-cell office:value-type="float" office:value="399.996" calcext:value-type="float">
            <text:p>400</text:p>
          </table:table-cell>
          <table:table-cell table:style-name="ce34" office:value-type="string" calcext:value-type="string">
            <text:p>–2199.978</text:p>
          </table:table-cell>
        </table:table-row>
        <table:table-row table:style-name="ro3">
          <table:table-cell office:value-type="string" calcext:value-type="string">
            <text:p>M6</text:p>
          </table:table-cell>
          <table:table-cell office:value-type="string" calcext:value-type="string">
            <text:p>CLK_REQ</text:p>
          </table:table-cell>
          <table:table-cell office:value-type="float" office:value="800.001" calcext:value-type="float">
            <text:p>800</text:p>
          </table:table-cell>
          <table:table-cell table:style-name="ce34" office:value-type="string" calcext:value-type="string">
            <text:p>–2199.996</text:p>
          </table:table-cell>
        </table:table-row>
        <table:table-row table:style-name="ro3">
          <table:table-cell office:value-type="string" calcext:value-type="string">
            <text:p>M7</text:p>
          </table:table-cell>
          <table:table-cell office:value-type="string" calcext:value-type="string">
            <text:p>SDIO_CLK</text:p>
          </table:table-cell>
          <table:table-cell office:value-type="float" office:value="1200.006" calcext:value-type="float">
            <text:p>1200.01</text:p>
          </table:table-cell>
          <table:table-cell table:style-name="ce34" office:value-type="string" calcext:value-type="string">
            <text:p>–2199.996</text:p>
          </table:table-cell>
        </table:table-row>
        <table:table-row table:style-name="ro3" table:number-rows-repeated="1048512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2:30:39.9929956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1$Linux_X86_64 LibreOffice_project/10$Build-1</meta:generator>
    <meta:creation-date>2006-04-10T19:33:07</meta:creation-date>
    <dc:date>2018-08-06T12:31:35.657241042</dc:date>
    <dc:language>de-DE</dc:language>
    <meta:editing-cycles>11</meta:editing-cycles>
    <meta:editing-duration>PT45M14S</meta:editing-duration>
    <meta:document-statistic meta:table-count="2" meta:cell-count="778" meta:object-count="0"/>
    <meta:user-defined meta:name="Info 1"/>
    <meta:user-defined meta:name="Info 2"/>
    <meta:user-defined meta:name="Info 3"/>
    <meta:user-defined meta:name="Info 4"/>
  </office:meta>
</office:document-meta>
</file>